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3mm"/>
    </style:style>
    <style:style style:name="co2" style:family="table-column">
      <style:table-column-properties fo:break-before="auto" style:column-width="218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12.08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13.6mm" fo:break-before="auto" style:use-optimal-row-height="false"/>
    </style:style>
    <style:style style:name="ro7" style:family="table-row">
      <style:table-row-properties style:row-height="52mm" fo:break-before="auto" style:use-optimal-row-height="false"/>
    </style:style>
    <style:style style:name="ro8" style:family="table-row">
      <style:table-row-properties style:row-height="13.3mm" fo:break-before="auto" style:use-optimal-row-height="false"/>
    </style:style>
    <style:style style:name="ro9" style:family="table-row">
      <style:table-row-properties style:row-height="15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Droid Sans Fallback" style:font-size-asian="12pt" style:font-name-complex="FreeSans1" style:font-size-complex="12pt"/>
    </style:style>
    <style:style style:name="ce3" style:family="table-cell" style:parent-style-name="Default">
      <style:text-properties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name-asian="FreeSans" style:font-size-asian="12pt" style:language-asian="none" style:country-asian="none" style:font-size-complex="12pt"/>
    </style:style>
    <style:style style:name="ce6" style:family="table-cell" style:parent-style-name="Default">
      <style:text-properties fo:font-size="12pt" style:font-name-asian="Droid Sans Fallback" style:font-size-asian="12pt" style:language-asian="hi" style:country-asian="IN" style:font-name-complex="FreeSans1" style:font-size-complex="6.80000019073486pt" style:language-complex="en" style:country-complex="US"/>
    </style:style>
    <style:style style:name="T1" style:family="text">
      <style:text-properties style:letter-kerning="true" fo:country="none" style:country-asian="none" style:font-name-asian="FreeSans" style:font-size-asian="12pt"/>
    </style:style>
    <style:style style:name="T2" style:family="text">
      <style:text-properties style:letter-kerning="true" style:country-asian="none" style:font-name-asian="FreeSans"/>
    </style:style>
    <style:style style:name="T3" style:family="text">
      <style:text-properties style:font-name="Liberation Sans" fo:font-size="12pt" style:letter-kerning="true" style:country-asian="none" style:font-name-asian="FreeSans" style:font-name-complex="FreeSans" style:font-size-asian="12pt" style:font-size-complex="12pt"/>
    </style:style>
    <style:style style:name="T4" style:family="text">
      <style:text-properties fo:color="#000000" style:font-name="Calibri" fo:font-size="12pt" style:font-name-asian="Noto Sans CJK SC Regular" style:font-name-complex="Calibri" style:font-size-asian="12pt" style:font-size-complex="12pt"/>
    </style:style>
    <style:style style:name="T5" style:family="text">
      <style:text-properties fo:font-size="12pt" style:letter-kerning="true" style:country-asian="none" style:font-name-asian="FreeSans" style:font-size-asian="12pt" style:font-size-complex="12pt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GESTIONE RECENSIONI</text:p>
          </table:table-cell>
        </table:table-row>
        <table:table-row table:style-name="ro3">
          <table:table-cell office:value-type="string" calcext:value-type="string">
            <text:p>IDENTIFICATORE</text:p>
          </table:table-cell>
          <table:table-cell office:value-type="string" calcext:value-type="string">
            <text:p>ID:13</text:p>
          </table:table-cell>
        </table:table-row>
        <table:table-row table:style-name="ro4">
          <table:table-cell office:value-type="string" calcext:value-type="string">
            <text:p>BREVE DESCRIZIONE</text:p>
          </table:table-cell>
          <table:table-cell office:value-type="string" calcext:value-type="string">
            <text:p>(1)L’utente inserisce  una recensione per una locazione</text:p>
            <text:p>(2)L'utente visualizza le recensioni e la media voti associate ad una locazione</text:p>
          </table:table-cell>
        </table:table-row>
        <table:table-row table:style-name="ro5">
          <table:table-cell office:value-type="string" calcext:value-type="string">
            <text:p>ATTORI PRIMARI</text:p>
          </table:table-cell>
          <table:table-cell office:value-type="string" calcext:value-type="string">
            <text:p>Utente loggato</text:p>
          </table:table-cell>
        </table:table-row>
        <table:table-row table:style-name="ro3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</table:table-row>
        <table:table-row table:style-name="ro6">
          <table:table-cell table:style-name="ce2" office:value-type="string" calcext:value-type="string">
            <text:p>PRECONDIZIONI</text:p>
          </table:table-cell>
          <table:table-cell table:style-name="ce5" office:value-type="string" calcext:value-type="string">
            <text:p><text:span text:style-name="T2">(1)L’utente ha effettuato una prenotazione per la locazione da recensire</text:span></text:p>
            <text:p><text:span text:style-name="T2">(2)L'utente ha effettuato una ricerca delle locazioni ed  ha richiesto maggiori informazioni per una locazione</text:span></text:p>
          </table:table-cell>
        </table:table-row>
        <table:table-row table:style-name="ro7">
          <table:table-cell table:style-name="ce3" office:value-type="string" calcext:value-type="string">
            <text:p><text:span text:style-name="T1">PASSI DEL CASO D'USO</text:span></text:p>
          </table:table-cell>
          <table:table-cell table:style-name="Default" office:value-type="string" calcext:value-type="string">
            <text:p/>
            <text:p><text:span text:style-name="T3">1. L'utente seleziona l’icona “Area Viaggiatore” .</text:span></text:p>
            <text:p><text:span text:style-name="T4">     1.1. L’utente selezione l’icona relativa a “Recensisci Locazione” .</text:span></text:p>
            <text:p><text:span text:style-name="T4">           1.1.1. L’utente inserisce la sua recensione.</text:span></text:p>
            <text:p/>
            <text:p><text:span text:style-name="T5">2. L'utente seleziona l’icona “Area Viaggiatore” .</text:span></text:p>
            <text:p><text:span text:style-name="T4">     2.1. L’utente selezione l’icona relativa alla “Ricerca Locazione” .</text:span></text:p>
            <text:p><text:span text:style-name="T6">          2.1.1. L’utente effettua una ricerca. </text:span></text:p>
            <text:p><text:span text:style-name="T5">                  2.1.1.1 L'utente seleziona l'opzione “maggiori informazioni”</text:span></text:p>
            <text:p><text:span text:style-name="T5">                          2.1.1.1 Il sistema mostra la media voti e le recensioni associate alla locazione</text:span></text:p>
            <text:p/>
          </table:table-cell>
        </table:table-row>
        <table:table-row table:style-name="ro8">
          <table:table-cell table:style-name="ce4" office:value-type="string" calcext:value-type="string">
            <text:p>POSTCONDIZIONI</text:p>
          </table:table-cell>
          <table:table-cell table:style-name="ce4" office:value-type="string" calcext:value-type="string">
            <text:p>(1)Il sistema registrerà la nuova recensione.</text:p>
            <text:p>(2)Nessuna</text:p>
          </table:table-cell>
        </table:table-row>
        <table:table-row table:style-name="ro9">
          <table:table-cell table:style-name="ce4" office:value-type="string" calcext:value-type="string">
            <text:p>SEQUENZE DEGLI EVENTI ALTERNATIVE </text:p>
          </table:table-cell>
          <table:table-cell table:style-name="ce6" office:value-type="string" calcext:value-type="string">
            <text:p>(1)Il sistema non  registra la prenotazione perché l’utente non ha effettuato una prenotazione relativa</text:p>
            <text:p>    Alla locazione da recensire</text:p>
            <text:p>(2) Il sistema non  restituisce le recensioni e la media voti perché non esistono nel sistema recensioni </text:p>
            <text:p>    Associate alla locazione in esame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6:04:58.5203594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5:27:39.404052592</meta:creation-date>
    <dc:date>2017-02-10T16:05:05.417402372</dc:date>
    <meta:editing-duration>PT17M39S</meta:editing-duration>
    <meta:editing-cycles>3</meta:editing-cycles>
    <meta:generator>LibreOffice/5.1.4.2$Linux_X86_64 LibreOffice_project/10m0$Build-2</meta:generator>
    <meta:document-statistic meta:table-count="1" meta:cell-count="18" meta:object-count="0"/>
  </office:meta>
</office:document-meta>
</file>